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" table:style-name="ta1">
        <table:shapes>
          <draw:frame draw:z-index="0" draw:style-name="gr1" draw:text-style-name="P1" svg:width="159.99mm" svg:height="89.99mm" svg:x="94.57mm" svg:y="12.69mm">
            <loext:p draw:notify-on-update-of-ranges="graph.A1:graph.A101 graph.B1:graph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2" calcext:value-type="float">
            <text:p>6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4" calcext:value-type="float">
            <text:p>6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6" calcext:value-type="float">
            <text:p>4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0" calcext:value-type="float">
            <text:p>10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4" calcext:value-type="float">
            <text:p>3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2" calcext:value-type="float">
            <text:p>2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4" calcext:value-type="float">
            <text:p>5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2" calcext:value-type="float">
            <text:p>4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8" calcext:value-type="float">
            <text:p>3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6" calcext:value-type="float">
            <text:p>75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0" calcext:value-type="float">
            <text:p>2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8" calcext:value-type="float">
            <text:p>4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4" calcext:value-type="float">
            <text:p>4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4" calcext:value-type="float">
            <text:p>6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2" calcext:value-type="float">
            <text:p>5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4" calcext:value-type="float">
            <text:p>7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6" calcext:value-type="float">
            <text:p>4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8" calcext:value-type="float">
            <text:p>5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0" calcext:value-type="float">
            <text:p>4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2" calcext:value-type="float">
            <text:p>5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8" calcext:value-type="float">
            <text:p>4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0" calcext:value-type="float">
            <text:p>5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6" calcext:value-type="float">
            <text:p>50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0" calcext:value-type="float">
            <text:p>4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2" calcext:value-type="float">
            <text:p>48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4" calcext:value-type="float">
            <text:p>4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8" calcext:value-type="float">
            <text:p>4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2" calcext:value-type="float">
            <text:p>48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6" calcext:value-type="float">
            <text:p>4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2" calcext:value-type="float">
            <text:p>48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6" calcext:value-type="float">
            <text:p>4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0" calcext:value-type="float">
            <text:p>3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2" calcext:value-type="float">
            <text:p>38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0" calcext:value-type="float">
            <text:p>3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6" calcext:value-type="float">
            <text:p>3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8" calcext:value-type="float">
            <text:p>3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2" calcext:value-type="float">
            <text:p>3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2" calcext:value-type="float">
            <text:p>3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4" calcext:value-type="float">
            <text:p>2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8" calcext:value-type="float">
            <text:p>2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6" calcext:value-type="float">
            <text:p>3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" calcext:value-type="float">
            <text:p>2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0" calcext:value-type="float">
            <text:p>2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2" calcext:value-type="float">
            <text:p>2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4" calcext:value-type="float">
            <text:p>2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8" calcext:value-type="float">
            <text:p>2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0" calcext:value-type="float">
            <text:p>3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6" calcext:value-type="float">
            <text:p>2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4" calcext:value-type="float">
            <text:p>21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2" calcext:value-type="float">
            <text:p>2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2" calcext:value-type="float">
            <text:p>2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0" calcext:value-type="float">
            <text:p>2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0" calcext:value-type="float">
            <text:p>2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8" calcext:value-type="float">
            <text:p>2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6" calcext:value-type="float">
            <text:p>3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0" calcext:value-type="float">
            <text:p>2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6" calcext:value-type="float">
            <text:p>30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0" calcext:value-type="float">
            <text:p>3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22" calcext:value-type="float">
            <text:p>3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8" calcext:value-type="float">
            <text:p>3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8" calcext:value-type="float">
            <text:p>29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8" calcext:value-type="float">
            <text:p>3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90" calcext:value-type="float">
            <text:p>2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2" calcext:value-type="float">
            <text:p>3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34" calcext:value-type="float">
            <text:p>3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8" calcext:value-type="float">
            <text:p>2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6" calcext:value-type="float">
            <text:p>2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4" calcext:value-type="float">
            <text:p>2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8" calcext:value-type="float">
            <text:p>2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8" calcext:value-type="float">
            <text:p>2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0" calcext:value-type="float">
            <text:p>2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4" calcext:value-type="float">
            <text:p>2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4" calcext:value-type="float">
            <text:p>2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4" calcext:value-type="float">
            <text:p>2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6" calcext:value-type="float">
            <text:p>2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6" calcext:value-type="float">
            <text:p>2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0" calcext:value-type="float">
            <text:p>3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4" calcext:value-type="float">
            <text:p>2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2" calcext:value-type="float">
            <text:p>2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4" calcext:value-type="float">
            <text:p>254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3T17:08:47.848501992</dc:date>
    <meta:editing-duration>PT4M33S</meta:editing-duration>
    <meta:editing-cycles>1</meta:editing-cycles>
    <meta:document-statistic meta:table-count="1" meta:cell-count="3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graph.A1:graph.B101" svg:x="1.331cm" svg:y="0.18cm" svg:width="14.349cm" svg:height="7.659cm">
          <chartooo:coordinate-region svg:x="2.138cm" svg:y="0.379cm" svg:width="13.077cm" svg:height="6.813cm"/>
          <chart:axis chart:dimension="x" chart:name="primary-x" chart:style-name="ch3">
            <chart:title svg:x="7.773cm" svg:y="8.019cm" chart:style-name="ch4">
              <text:p>Iterations</text:p>
            </chart:title>
          </chart:axis>
          <chart:axis chart:dimension="y" chart:name="primary-y" chart:style-name="ch3">
            <chart:title svg:x="0.451cm" svg:y="4.992cm" chart:style-name="ch5">
              <text:p>Cells on Fire</text:p>
            </chart:title>
            <chart:grid chart:style-name="ch6" chart:class="major"/>
          </chart:axis>
          <chart:series chart:style-name="ch7" chart:values-cell-range-address="graph.B1:graph.B101" chart:class="chart:scatter">
            <chart:domain table:cell-range-address="graph.A1:graph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101</svg:desc>
                </draw:g>
              </table:table-cell>
              <table:table-cell office:value-type="float" office:value="69">
                <text:p>69</text:p>
                <draw:g>
                  <svg:desc>graph.B1:graph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54">
                <text:p>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